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style="italic" officeooo:rsid="002cda3c" officeooo:paragraph-rsid="00135035" style:font-style-asian="italic" style:font-style-complex="italic"/>
    </style:style>
    <style:style style:name="P2" style:family="paragraph" style:parent-style-name="Text_20_body">
      <style:paragraph-properties fo:text-align="justify" style:justify-single-word="false"/>
      <style:text-properties fo:font-style="italic" officeooo:rsid="002d3282" officeooo:paragraph-rsid="00135035" style:font-style-asian="italic" style:font-style-complex="italic"/>
    </style:style>
    <style:style style:name="P3" style:family="paragraph" style:parent-style-name="Text_20_body">
      <style:paragraph-properties fo:text-align="justify" style:justify-single-word="false"/>
      <style:text-properties officeooo:paragraph-rsid="00135035"/>
    </style:style>
    <style:style style:name="P4" style:family="paragraph" style:parent-style-name="Text_20_body">
      <style:paragraph-properties fo:text-align="justify" style:justify-single-word="false"/>
      <style:text-properties officeooo:paragraph-rsid="004f0ae4"/>
    </style:style>
    <style:style style:name="P5" style:family="paragraph" style:parent-style-name="Text_20_body">
      <style:text-properties officeooo:rsid="00579543" officeooo:paragraph-rsid="00135035"/>
    </style:style>
    <style:style style:name="P6" style:family="paragraph" style:parent-style-name="Text_20_body">
      <style:text-properties officeooo:rsid="003e4239" officeooo:paragraph-rsid="00135035"/>
    </style:style>
    <style:style style:name="P7" style:family="paragraph" style:parent-style-name="Text_20_body">
      <style:paragraph-properties fo:text-align="justify" style:justify-single-word="false"/>
      <style:text-properties officeooo:rsid="0018e370" officeooo:paragraph-rsid="00135035"/>
    </style:style>
    <style:style style:name="P8" style:family="paragraph" style:parent-style-name="Text_20_body">
      <style:paragraph-properties fo:text-align="justify" style:justify-single-word="false"/>
      <style:text-properties officeooo:rsid="002e8270" officeooo:paragraph-rsid="00135035"/>
    </style:style>
    <style:style style:name="P9" style:family="paragraph" style:parent-style-name="Text_20_body">
      <style:paragraph-properties fo:text-align="justify" style:justify-single-word="false"/>
      <style:text-properties officeooo:rsid="0033f61a" officeooo:paragraph-rsid="00135035"/>
    </style:style>
    <style:style style:name="P10" style:family="paragraph" style:parent-style-name="Text_20_body">
      <style:paragraph-properties fo:text-align="justify" style:justify-single-word="false"/>
      <style:text-properties officeooo:rsid="001a0558" officeooo:paragraph-rsid="00135035"/>
    </style:style>
    <style:style style:name="P11" style:family="paragraph" style:parent-style-name="Text_20_body">
      <style:paragraph-properties fo:text-align="justify" style:justify-single-word="false"/>
      <style:text-properties officeooo:rsid="001b0292" officeooo:paragraph-rsid="00135035"/>
    </style:style>
    <style:style style:name="P12" style:family="paragraph" style:parent-style-name="Text_20_body">
      <style:paragraph-properties fo:text-align="justify" style:justify-single-word="false"/>
      <style:text-properties officeooo:rsid="0017810f" officeooo:paragraph-rsid="00135035"/>
    </style:style>
    <style:style style:name="P13" style:family="paragraph" style:parent-style-name="Text_20_body">
      <style:paragraph-properties fo:text-align="justify" style:justify-single-word="false"/>
      <style:text-properties officeooo:rsid="00210db6" officeooo:paragraph-rsid="00135035"/>
    </style:style>
    <style:style style:name="P14" style:family="paragraph" style:parent-style-name="Text_20_body">
      <style:paragraph-properties fo:text-align="justify" style:justify-single-word="false"/>
      <style:text-properties officeooo:rsid="001f7f95" officeooo:paragraph-rsid="00135035"/>
    </style:style>
    <style:style style:name="P15" style:family="paragraph" style:parent-style-name="Text_20_body">
      <style:paragraph-properties fo:text-align="justify" style:justify-single-word="false"/>
      <style:text-properties officeooo:rsid="00d31dd5" officeooo:paragraph-rsid="00135035"/>
    </style:style>
    <style:style style:name="P16" style:family="paragraph" style:parent-style-name="Text_20_body">
      <style:paragraph-properties fo:text-align="justify" style:justify-single-word="false"/>
      <style:text-properties officeooo:rsid="00d3d437" officeooo:paragraph-rsid="00135035"/>
    </style:style>
    <style:style style:name="P17" style:family="paragraph" style:parent-style-name="Text_20_body">
      <style:paragraph-properties fo:text-align="justify" style:justify-single-word="false"/>
      <style:text-properties officeooo:rsid="017ac578" officeooo:paragraph-rsid="00135035"/>
    </style:style>
    <style:style style:name="P18" style:family="paragraph" style:parent-style-name="Text_20_body">
      <style:text-properties officeooo:paragraph-rsid="00135035"/>
    </style:style>
    <style:style style:name="P19" style:family="paragraph" style:parent-style-name="Text_20_body">
      <style:text-properties officeooo:rsid="0058b2aa" officeooo:paragraph-rsid="0058b2aa"/>
    </style:style>
    <style:style style:name="P20" style:family="paragraph" style:parent-style-name="Text_20_body">
      <style:text-properties style:font-name="aakar"/>
    </style:style>
    <style:style style:name="P21" style:family="paragraph" style:parent-style-name="Text_20_body">
      <style:text-properties style:font-name="aakar" officeooo:rsid="00660080" officeooo:paragraph-rsid="00660080"/>
    </style:style>
    <style:style style:name="P22" style:family="paragraph" style:parent-style-name="Text_20_body">
      <style:paragraph-properties fo:text-align="justify" style:justify-single-word="false" fo:padding="0in" fo:border="none" style:shadow="none" style:join-border="false"/>
      <style:text-properties officeooo:rsid="01a6b956" officeooo:paragraph-rsid="001424c9"/>
    </style:style>
    <style:style style:name="P23" style:family="paragraph" style:parent-style-name="Text_20_body">
      <style:paragraph-properties fo:text-align="justify" style:justify-single-word="false" fo:padding="0in" fo:border="none" style:shadow="none" style:join-border="false"/>
      <style:text-properties officeooo:rsid="01a11b49" officeooo:paragraph-rsid="001424c9"/>
    </style:style>
    <style:style style:name="P24" style:family="paragraph" style:parent-style-name="Text_20_body">
      <style:paragraph-properties fo:text-align="justify" style:justify-single-word="false" fo:padding="0in" fo:border="none" style:shadow="none" style:join-border="false"/>
      <style:text-properties officeooo:rsid="01c67ebe" officeooo:paragraph-rsid="001424c9"/>
    </style:style>
    <style:style style:name="P25" style:family="paragraph" style:parent-style-name="Text_20_body">
      <style:paragraph-properties fo:text-align="justify" style:justify-single-word="false" fo:padding="0in" fo:border="none" style:shadow="none" style:join-border="false"/>
      <style:text-properties officeooo:rsid="01c057b3" officeooo:paragraph-rsid="001424c9"/>
    </style:style>
    <style:style style:name="P26" style:family="paragraph" style:parent-style-name="Text_20_body">
      <style:paragraph-properties fo:text-align="justify" style:justify-single-word="false" fo:padding="0in" fo:border="none" style:shadow="none" style:join-border="false"/>
      <style:text-properties officeooo:rsid="01a3bd70" officeooo:paragraph-rsid="001424c9"/>
    </style:style>
    <style:style style:name="P27" style:family="paragraph" style:parent-style-name="Text_20_body">
      <style:paragraph-properties fo:text-align="justify" style:justify-single-word="false" fo:padding="0in" fo:border="none" style:shadow="none" style:join-border="false"/>
      <style:text-properties officeooo:rsid="01a3bad0" officeooo:paragraph-rsid="001424c9"/>
    </style:style>
    <style:style style:name="P28" style:family="paragraph" style:parent-style-name="Text_20_body">
      <style:paragraph-properties fo:text-align="justify" style:justify-single-word="false" fo:padding="0in" fo:border="none" style:shadow="none" style:join-border="false"/>
      <style:text-properties officeooo:rsid="01c9af1a" officeooo:paragraph-rsid="001424c9"/>
    </style:style>
    <style:style style:name="P29" style:family="paragraph" style:parent-style-name="Text_20_body">
      <style:paragraph-properties fo:text-align="justify" style:justify-single-word="false" fo:padding="0in" fo:border="none" style:shadow="none" style:join-border="false"/>
      <style:text-properties officeooo:rsid="01a7b03f" officeooo:paragraph-rsid="001424c9"/>
    </style:style>
    <style:style style:name="P30" style:family="paragraph" style:parent-style-name="Text_20_body">
      <style:paragraph-properties fo:text-align="justify" style:justify-single-word="false" fo:padding="0in" fo:border="none" style:shadow="none" style:join-border="false"/>
      <style:text-properties officeooo:rsid="01eeeb7d" officeooo:paragraph-rsid="001424c9"/>
    </style:style>
    <style:style style:name="P31" style:family="paragraph" style:parent-style-name="Text_20_body">
      <style:paragraph-properties fo:text-align="justify" style:justify-single-word="false" fo:padding="0in" fo:border="none" style:shadow="none" style:join-border="false"/>
      <style:text-properties officeooo:rsid="01f12d79" officeooo:paragraph-rsid="001424c9"/>
    </style:style>
    <style:style style:name="P32" style:family="paragraph" style:parent-style-name="Text_20_body">
      <style:paragraph-properties fo:text-align="justify" style:justify-single-word="false" fo:padding="0in" fo:border="none" style:shadow="none" style:join-border="false"/>
      <style:text-properties fo:font-style="normal" officeooo:rsid="003dbcf8" officeooo:paragraph-rsid="001424c9" style:font-style-asian="normal" style:font-style-complex="normal"/>
    </style:style>
    <style:style style:name="P33" style:family="paragraph" style:parent-style-name="Text_20_body">
      <style:paragraph-properties fo:text-align="justify" style:justify-single-word="false" fo:padding="0in" fo:border="none" style:shadow="none" style:join-border="false"/>
      <style:text-properties fo:font-style="normal" officeooo:rsid="004b2f2c" officeooo:paragraph-rsid="004b2f2c" style:font-style-asian="normal" style:font-style-complex="normal"/>
    </style:style>
    <style:style style:name="P34" style:family="paragraph" style:parent-style-name="Heading_20_3">
      <style:text-properties officeooo:paragraph-rsid="00135035"/>
    </style:style>
    <style:style style:name="P35" style:family="paragraph" style:parent-style-name="Text_20_body">
      <style:text-properties style:font-name="aakar"/>
    </style:style>
    <style:style style:name="T1" style:family="text">
      <style:text-properties officeooo:rsid="0037193b"/>
    </style:style>
    <style:style style:name="T2" style:family="text">
      <style:text-properties officeooo:rsid="0041e85a"/>
    </style:style>
    <style:style style:name="T3" style:family="text">
      <style:text-properties officeooo:rsid="002d3282"/>
    </style:style>
    <style:style style:name="T4" style:family="text">
      <style:text-properties officeooo:rsid="0031f8e1"/>
    </style:style>
    <style:style style:name="T5" style:family="text">
      <style:text-properties officeooo:rsid="001f5954"/>
    </style:style>
    <style:style style:name="T6" style:family="text">
      <style:text-properties officeooo:rsid="001b0292"/>
    </style:style>
    <style:style style:name="T7" style:family="text">
      <style:text-properties officeooo:rsid="0023936e"/>
    </style:style>
    <style:style style:name="T8" style:family="text">
      <style:text-properties officeooo:rsid="001ef6e5"/>
    </style:style>
    <style:style style:name="T9" style:family="text">
      <style:text-properties officeooo:rsid="00d31dd5"/>
    </style:style>
    <style:style style:name="T10" style:family="text">
      <style:text-properties officeooo:rsid="01c057b3"/>
    </style:style>
    <style:style style:name="T11" style:family="text">
      <style:text-properties officeooo:rsid="01f2da73"/>
    </style:style>
    <style:style style:name="T12" style:family="text">
      <style:text-properties officeooo:rsid="01f4586c"/>
    </style:style>
    <style:style style:name="T13" style:family="text">
      <style:text-properties officeooo:rsid="01aa60c0"/>
    </style:style>
    <style:style style:name="T14" style:family="text">
      <style:text-properties officeooo:rsid="00579543"/>
    </style:style>
    <style:style style:name="T15" style:family="text">
      <style:text-properties style:font-name="Liberation Seri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В Чертогах разума овощами зовут Учителей – пострадавших от Хэвэн.</text:p>
      <text:p text:style-name="P19">Пациентами зовут медперсонал.</text:p>
      <text:p text:style-name="P20"/>
      <text:p text:style-name="P21">Прыгаем в Чёрную дыру<text:line-break/>https://www.youtube.com/watch?v=JoDmsVNzT8A</text:p>
      <text:p text:style-name="P20"/>
      <text:p text:style-name="Text_20_body">Sandy Marton - Camel by Camel</text:p>
      <text:p text:style-name="Text_20_body"><text:a xlink:type="simple" xlink:href="https://www.youtube.com/watch?v=JnqQ8n06-0A" text:style-name="Internet_20_link" text:visited-style-name="Visited_20_Internet_20_Link">https://www.youtube.com/watch?v=JnqQ8n06-0A</text:a></text:p>
      <text:p text:style-name="Text_20_body"><text:span text:style-name="T15">Jan Hammer - Crockett's theme </text:span></text:p>
      <text:p text:style-name="P18"><text:a xlink:type="simple" xlink:href="https://www.youtube.com/watch?v=8r6fk8VTjbY" text:style-name="Internet_20_link" text:visited-style-name="Visited_20_Internet_20_Link"><text:span text:style-name="T14">https://www.youtube.com/watch?v=8r6fk8VTjbY</text:span></text:a></text:p>
      <text:p text:style-name="P5">Rameses B - North</text:p>
      <text:p text:style-name="Text_20_body"><text:a xlink:type="simple" xlink:href="https://www.youtube.com/watch?v=U5im_1MHrLU" text:style-name="Internet_20_link" text:visited-style-name="Visited_20_Internet_20_Link">https://www.youtube.com/watch?v=U5im_1MHrLU</text:a></text:p>
      <text:p text:style-name="Text_20_body">Rameses B - Transcend</text:p>
      <text:p text:style-name="P18"><text:a xlink:type="simple" xlink:href="https://www.youtube.com/watch?v=5LE5IHJMDiQ" text:style-name="Internet_20_link" text:visited-style-name="Visited_20_Internet_20_Link"><text:span text:style-name="T14">https://www.youtube.com/watch?v=5LE5IHJMDiQ</text:span></text:a><text:span text:style-name="T14"><text:line-break/>Hanu Dixit - Distant Lands</text:span></text:p>
      <text:p text:style-name="P18"><text:a xlink:type="simple" xlink:href="https://www.youtube.com/watch?v=Ok_JgMamVnQ" text:style-name="Internet_20_link" text:visited-style-name="Visited_20_Internet_20_Link">https://www.youtube.com/watch?v=Ok_JgMamVnQ</text:a><text:line-break/></text:p>
      <text:p text:style-name="P5">===============================================================================</text:p>
      <text:p text:style-name="P18"><text:span text:style-name="T2">В пространстве с</text:span>мутно <text:span text:style-name="T2">проступили очертания шести замерших в стазисе пони и одной аликорницы. Я мог только пялиться на них, не в силах пошевелить и пальцем. Внезапно, после сухого щелчка, пространство пришло в движение, пони постепенно опустились вниз. Из меркнущей картинки ко мне вылетела фотография мужского члена...</text:span></text:p>
      <text:p text:style-name="P18"/>
      <text:h text:style-name="P34" text:outline-level="3">Сатисфакция</text:h>
      <text:p text:style-name="P18">… <text:span text:style-name="T1">(Анакорн рассказывает Анону, что он был развоплощён и его выдумала Сел - не только Анона, но и весь его мир – он показывает Анону её мысленную летопись)</text:span></text:p>
      <text:p text:style-name="P6">...</text:p>
      <text:p text:style-name="P1">Много лет прошло с той битвы. Я всё ещё переживаю каждый её миг, хотя воспоминания закры<text:span text:style-name="T3">ты</text:span> мощной бронёй запретов. Чтобы уйти от ежеминутной боли, я начинаю эту историю. Историю о забавном существе по имени Анон, живущем в далёком странном мире, говорящем смешные слова и совершающем нелепые поступки. <text:span text:style-name="T3">Придумывать новый мир легко и приятно, и это куда лучше, чем медленно погружаться в пучину безумия от отчаяния и осознания безнадёжности положения.</text:span></text:p>
      <text:p text:style-name="P2"><text:soft-page-break/>Да будет так.</text:p>
      <text:p text:style-name="P18">...</text:p>
      <text:p text:style-name="P7">- А, так это ты меня выдумала, жопа рогатая! - я дьявольски усмехнулся. - Ну что ж, дай и мне посочинять малость! Не ты одна умеешь бумагу марать!</text:p>
      <text:p text:style-name="P8">Я хрустнул пальцами и взялся за <text:span text:style-name="T4">карандаш</text:span>…</text:p>
      <text:p text:style-name="P8">…</text:p>
      <text:p text:style-name="P8"/>
      <text:p text:style-name="P9"/>
      <text:p text:style-name="P9">…</text:p>
      <text:p text:style-name="P7">-----------------------------------------------</text:p>
      <text:p text:style-name="P7">На сцену вышла лошадь и уселась за стол. По залу прокатился вздох удивления.</text:p>
      <text:p text:style-name="P7">То, что лошадь уселась по человечески, <text:span text:style-name="T5">осторожно </text:span>умостив круп на скамейке и положив передние ноги на столешницу, само по себе смотрелось феерически. Но к удивлению примешивалась и немалая доля восхищения, вызванного статью лошади.</text:p>
      <text:p text:style-name="P10">Удивительно длинные ноги <text:span text:style-name="T6">гармонировали с грациозным телом белоснежного цвета. Зеленовато-фиолетовые хвост и грива были необычно объёмными, хотя при этом не создавали ощущения тяжести, плавно стекая вниз переливающимися локонами. О</text:span>брамлённые чудными ресницами <text:span text:style-name="T6">о</text:span>громные <text:span text:style-name="T7">вишнёвые </text:span>глаза <text:span text:style-name="T6">взирали на мир с той неуловимой интонацией, в которой можно было распознать одновременно и вселенскую мудрость, и детское простодушие. Чуть неправильный верхний прикус придавал смешливое выражение изящной морде создания. Искусно закреплённый на голове рог и на спине крылья только подчёркивали необычность существа.</text:span></text:p>
      <text:p text:style-name="P11">В целом, лошадью животное можно было назвать с большой натяжкой – так, мы можем назвать суперкар Бугатти легковой машиной, но вероятность стоять <text:s/>в пробках спального района города у этой машины стремится к нулю.</text:p>
      <text:p text:style-name="P12">…</text:p>
      <text:p text:style-name="P13">Эта лошадь приговаривается к смертной казни через усекновение головы!</text:p>
      <text:p text:style-name="P13">Палач пригнул голову лошади к эшафоту. <text:span text:style-name="T8">Лошадь прикрыла глаза копытами</text:span></text:p>
      <text:p text:style-name="P7">…</text:p>
      <text:p text:style-name="P14">Не дам убивать говорящую лошадь!!!</text:p>
      <text:p text:style-name="P15"/>
      <text:p text:style-name="P15">===================================</text:p>
      <text:p text:style-name="P16">Сел одно время становится наркоманкой</text:p>
      <text:p text:style-name="P16"><text:soft-page-break/><text:line-break/><text:line-break/></text:p>
      <text:p text:style-name="P3"><text:span text:style-name="T9"><text:line-break/></text:span>Интересная вещь происходит с памятью. То, что происходит под коксом, в трезвом состоянии бывает почти невозможно вспомнить, пока не примешь следующую дозу. У человека могут образоваться как бы две почти не связанные друг с другом реальности. Например, Стивен Кинг рассказывал, что он написал пару книг под кокаином и вообще не может этого вспомнить.</text:p>
      <text:p text:style-name="P4"><text:line-break/><text:line-break/>Другим эффектом кокса является обострение всех чувств. Клиент начинает видеть мелкие детали, на которые в обычной жизни не обращает внимания, и они для него обретают глубокий смысл. Мир кажется очень ярким, начинает невероятно доставлять музыка или, скажем, колокольный звон. Кожа становится очень чувствительной. Если хорошенько догнаться, то может даже начать казаться, что у тебя под кожей шевелятся насекомые. В такой ситуации товарищ наркоман может расчесать себе руки в мясо, пытаясь их вытащить. Также у клиента может сильно подняться градус неадеквата. На самое невинное действие или обычный вопрос объебос может устроить пиздец гопоте.</text:p>
      <text:p text:style-name="P4"><text:line-break/>К чисто физиологическим эффектам можно отнести повышение давления, потливость, повышение пульса, расширение зрачков и т. д. В целом всё это похоже на другие психостимы, такие как винт или фен. Однако эффект от употребления кокаина довольно кратковременный. Если нюхать, то вставлять будет 30-60 минут. Если колоть или курить в виде крэка, то вообще минут 20-30. После этого следует резкий и внезапный выход и несильное желание повторить употребление — слабее, чем от 4-mmc, но лишь в начале твоего пути, торагой</text:p>
      <text:p text:style-name="P4"><text:line-break/><text:line-break/>Вы замечаете рост возможностей самоконтроля, прилив жизненных сил и увеличение работоспособности. Другими словами, остаетесь совершенно нормальным человеком, и очень скоро уже просто не верите, что находитесь под воздействием препарата... Продолжительная и интенсивная физическая работа выполняется, не оставляя ощущения усталости. Результат достигается без каких бы то ни было неприятных побочных эффектов, характерных для воздействия алкоголем. Абсолютно никакой тяги к кокаину не появляется ни после первого, ни после последующих применений лекарства</text:p>
      <text:p text:style-name="P4"><text:line-break/>Дедушка Фрейд, в молодости большой поклонник был кокоса))</text:p>
      <text:p text:style-name="P3"><text:line-break/>да ))) После изобретения кокаина, он не только считался абсолютно безвредным, но и чуть ли не лекарством от всех болезней. Только надо учитывать, что использовался он поначалу довольно дисциплинированными учеными в разумных дозах. А листья коки, которые настоящие индейцы невозбранно жрали всю жизнь, содержат всего 1% кокоса. Однако после проникновения чистого продукта в массы стало понятно, что все не <text:soft-page-break/>так просто.<text:line-break/><text:line-break/>зависимость исключительно в голове поциэнта , физиологически ничо такого нет , но это как из супермэна стать опять шмарклей ...Отходняк от кокаина малоприятен — НЕНАВИСТЬ, беспокойство, депрессия и усталость.<text:line-break/>Привыкание — нюхать со временем приходится всё больше и больше.<text:line-break/>Зависимость вызывается, помимо всего прочего, структурными изменениями в мозгу (производится меньше дофаминовых рецепторов). Каждый пятый юзер кокаина подсаживается на него крепко и надолго.<text:line-break/>Разрушение перегородки в носу — одна из самых неприятных побочек. Если долбить часто, то за счёт значительного сужения сосудов, могут отмирать ткани этой самой перегородки. Сначала просто кровь и боль, потом перфорация (дырка в этой самой перегородке), а потом мононос.<text:line-break/>Прочие неприятные эффекты включают в себя нарушения сна, депрессию, психозы, вероятность инсульта и т. п.<text:line-break/>Вероятность инфаркта — четверть сердечных приступов до 45 лет среди жителей этой вашей Англии происходит из-за кокса. Не только от передозировок, но и от тромбов, которые он создаёт.<text:line-break/>Передозировка — тоже мало приятного. Умирать молодым не шибко весело. А из-за очень короткого эффекта, за одну ночь можно незаметно вынюхать за десятерых.</text:p>
      <text:p text:style-name="P3"><text:line-break/>Механизм психической зависимости довольно простой. Занюхнул дорожку — стало пиздато, кончилось действие — стало хуево. Только пиздато час, а хуево потом довольно долго. Если стаж большой, то после последней дозы, хотя ничего и не болит, но первые часов двенадцать может быть просто пиздец, дальше дней 5-6 очень хуево (ни поспать, ни поесть, ни посрать, ни подтереться), а потом несколько месяцев депресуха и жуткая скука. И все это время периодически наваливается тяга к сабжу. Если продержаться месяца три, то все сойдет на нет. Но еще где-то год желание нюхнуть будет иногда возвращаться<text:line-break/><text:line-break/>Еще важной деталью является то, что первый раз поциент получает ОЧЕНЬ крутые ощущения. Это хочется повторить, но как в первый раз уже больше никогда не будет. Каждый следующий заход субъективно вставляет меньше, чем предыдущий. Поэтому нарк будет из раза в раз пытаться, думая, что ну вот, в этот раз все будет также охуенно, как тогда.<text:line-break/><text:line-break/>Все эффекты усиливаются, если нюхать в компании. В кокаиновые тусовки — это отдельная тема. Групповой приход сильнее, чем в одиночку. Все друг друга подзадоривают, и остановиться почти нереально. Пока весь порошок не закончится или кто-то не сдохнет))<text:line-break/><text:line-break/>В отличие от герыча, с кокса слезть можно. Известны реальные случаи, тот же Стивен Кинг, например. Дедушка Фрейд после активного употребления тоже довольно быстро осознал, что от кокса у него развилась жуткая депрессия, и быстро свернул лавочку. Как ни странно, главным элементом лечения всегда является отказ от употребления сабжа. Если есть передоз, глюки или какой-то другой лютый пиздец, то сначала лечат всякими препаратами, могут и в стационаре.<text:line-break/><text:line-break/><text:soft-page-break/>Потом — как повезет. Если нарку не подфартило, и он родился в России, то врачи, скорее всего, пропишут психотропные препараты, которые сделают из него овощ. Но с кокса он, вероятно, слезет, и будет вести долгую и счастливую жизнь, достойную лучших представителей флоры. Надо будет только вовремя поливать этот счастливый лотос и выгребать говно с грядки, на которой он растёт.<text:line-break/><text:line-break/>спидбол , качели, он же Антверпенский коктейль. Инъекция раствора смеси кокаина и героина, или же смеси любого амфетамина и любого опиата, или две инъекции растворов с небольшим промежутком в разные вены. Исключительно опасный наркококтейль — как ни странно, но вещества с прямо противоположным механизмом действия ничуть не подавляют свои свойства, а напротив, усиливают их (возникают, собственно, качели — бросает из стимуляции в седацию). Что приводит к крайне высокому риску стать героем — как от банального передоза, так и от сердечного приступа. Именно от последнего умерли актеры Ривер Феникс и Джон Белуши, Крис Фарли. Все они как следует вмазались отборным спидболлом. Гламурненько и со вкусом, освободили от себя генофонд по-звездному. Еще две жертвы спидбола — Хиллел Словак из Red Hot Chili Peppers и Лэйн Стэйли из Alice In Chains. Ну, и невидимые миру безвестные менеджеры пачками, этих вообще не жалко.<text:line-break/><text:line-break/>Если употреблять вместе кокс и алкоголь, то кайф будет сильнее. Это связано с образованием кокаэтилена (этилкокаина) в организме. Но удар по сердцу происходит очень сильный.<text:line-break/><text:line-break/>мы добавляем в минус -Питера Стила (Type O Negative) и Пола Грэя (Slipknot)<text:line-break/><text:line-break/>Крэк, он же рок, хард, железо, пещерный, основание — кристаллическая форма кокаина, годная в курение. В этой стране практически отсутствует, вызывает привыкание даже быстрее, чем сам снежок по вене. Является несравненным источником лютого насилия, дешевле и напрочь откручивает башню упоровшемуся ... короче кровь кишки распидарасило это сюда …<text:line-break/><text:line-break/>интересные моменты физиологии упоротых двуногих животных отметил Ломачинский )))<text:line-break/><text:line-break/>В основании мозга имеется так называемая базальная артерия. Употребление возбуждающих наркотиков типа кокаина или амфетаминов может резко повышать давление. Кровь распирает стенку сосуда. Тогда возникает аневризма – расширение на артерии. Просвет большой, а стеночка тонюсенькая. А где тонко, там и рвется. Застукала мама сыночка на пикантном моменте – у того давление подскочило, аневризма разорвалась. Кровушка прорывается в мозг, в центры, где дыхание контролируется. Всё, стоп машина. Забыл, как дышать и помер.<text:line-break/><text:line-break/>Ломачинский А., «Курьезы военной медицины и экспертизы»: «Цветы для патологоанатома»<text:line-break/><text:line-break/>сотри на нее.... кокаиновое творчество довольно разнообразно. Оно может быть полно агрессии, секса, и т. д., а может быть и утонченно-мрачным и изысканным. Часто это интересно для нормального человека. Главная подлянка кокаина, что аффтар не чувствует своего аффтарства. Эти произведения написаны как бы и не им. Как это хорошо выражено у Tequilajazzz, если ты употребляешь кокаин, то «в твоем плюгавом теле вторая сука <text:soft-page-break/>живет». Именно эта «вторая сука» и творит за аффтара, а сам он об этом может даже и не помнить, как Стивен Кинг не помнил написанных под сабжем двух книг. Ещё один пример — довольно известная в своё время актриса Кэрри Фишер aka Лея Органа после успеха первого фильма поехала, и на съёмках «Империи» в трезвом виде вообще не появлялась. В последние годы жизни, благополучно спрыгнув с кокса, она во всех интервью утверждала, что эта пара лет вообще совершенно выпала из её жизни и она не помнит ни единого съёмочного дня «Эпизода V»<text:line-break/><text:line-break/>кокаин приходит сверху, через сливки общества. Кокаин употребляют целые толпы политиков, топ-менеджеров, бизнесменов, спортсменов и, конечно, деятелей культуры и искусства, от писателей до порнозвезд. А уже через них, через их картины, фильмы, песни и прочий креатифф, представление о сабже получает менее пафосная публика. А широкие слои населения очень хотят быть похожими на своих кумиров. Типичный ход мысли плебса раскрывает Леди Гага:<text:line-break/><text:line-break/>Мне хотелось походить на своих кумиров — Мика Джаггера и Энди Уорхола, — рассказала певица. — Единственным способом сделать это, как мне казалось, жить так, как жили они. Я запиралась у себя в комнате, слушала музыку и поглощала кокаин.</text:p>
      <text:p text:style-name="P3"/>
      <text:p text:style-name="P3"/>
      <text:p text:style-name="P17">Coldplay – Talk</text:p>
      <text:p text:style-name="P3"><text:line-break/></text:p>
      <text:p text:style-name="P3">---------------------------------------</text:p>
      <text:p text:style-name="P22"/>
      <text:p text:style-name="P23">Сюжет:</text:p>
      <text:p text:style-name="P23">Анон лежит в психушке и ему снятся сны (чтоб их видеть, он скрывает, что не пьёт галоперидол). Во снах – отдельная сюжетная линия (временная петля). <text:span text:style-name="T10">Постепенно в мире психушки ситуация накаляется, начинается ядерный апокалипсис. Все, кроме Анона, прячутся в подвале психушки. Анон вылазит на крышу и там встречает атомный гриб. Он смеётся ему навстречу…</text:span></text:p>
      <text:p text:style-name="P23"/>
      <text:p text:style-name="P24">(с этого момента начинаются воспоминания Хумана)-&gt;</text:p>
      <text:p text:style-name="P24"/>
      <text:p text:style-name="P25">…В пламени проявляется её лик (астральный вид Сел). Она говорит ему, что их миры взаимосвязаны. В её мире тоже апокалипсис. Чтобы не допустить их в обоих мирах, она засылает Анона далеко в прошлое Эквестрии (она не может послать туда создание из своего мира, как и отправиться сама – возникнет петля времени). <text:s/>Задача Анона – отменить апокалипсис (фолаут) в Эквестрии, тем самым отменив его и в своём мире. Его задание - … (?)</text:p>
      <text:p text:style-name="P23"><text:soft-page-break/></text:p>
      <text:p text:style-name="P25">Вот как раз похождения Анона в глубоком прошлом Эквестрии и снятся Анону в психушке.</text:p>
      <text:p text:style-name="P23"/>
      <text:p text:style-name="P23">-----------------</text:p>
      <text:p text:style-name="P26">Фантастические Сны <text:span text:style-name="T11">Дедлайна</text:span> из психушки – придумала Селестия, превращённая в камень. Эквестрийский Сон (с Обменом) – придумал <text:span text:style-name="T12">Дедлайн</text:span> в ответ. Это и есть великий Обмен.</text:p>
      <text:p text:style-name="P23">-----------------</text:p>
      <text:p text:style-name="P23"/>
      <text:p text:style-name="P23"/>
      <text:p text:style-name="P28">===========================================</text:p>
      <text:p text:style-name="P28"/>
      <text:p text:style-name="P29">(Анон просыпается во временной петле в далёком прошлом Эквестрии, когда ещё аликорны не пришли к власти и самой Эквестрии не было – его отбросило в прошлое в результате магической битвы, в которой <text:span text:style-name="T13">сама </text:span>Сел стала статуей, <text:span text:style-name="T13">а Луну закинуло на луну</text:span>).</text:p>
      <text:p text:style-name="P27"/>
      <text:p text:style-name="P27">Сон 2:</text:p>
      <text:p text:style-name="P27"/>
      <text:p text:style-name="P27">Сон 3:</text:p>
      <text:p text:style-name="P27"/>
      <text:p text:style-name="P27">Сон 4:</text:p>
      <text:p text:style-name="P27">Сон 5:</text:p>
      <text:p text:style-name="P27"/>
      <text:p text:style-name="P27">Сборка в Эквестрии</text:p>
      <text:p text:style-name="P27"/>
      <text:p text:style-name="P30"/>
      <text:p text:style-name="P31">===========================================================</text:p>
      <text:p text:style-name="P32"/>
      <text:p text:style-name="P33">&lt;Сел пыталась всё исправить, но делала это неправильно. Дедлайн это исправляет и всё прощается &gt;</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aakar" svg:font-family="aak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2917in" fo:margin-right="0.26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12-01T02:28:09.027511776</meta:creation-date>
    <dc:date>2021-12-29T23:07:06.875227937</dc:date>
    <meta:editing-duration>P13DT19H1M28S</meta:editing-duration>
    <meta:editing-cycles>63</meta:editing-cycles>
    <meta:generator>LibreOffice/6.4.7.2$Linux_X86_64 LibreOffice_project/40$Build-2</meta:generator>
    <meta:document-statistic meta:table-count="0" meta:image-count="0" meta:object-count="0" meta:page-count="7" meta:paragraph-count="64" meta:word-count="2046" meta:character-count="14356" meta:non-whitespace-character-count="12310"/>
  </office:meta>
</office:document-meta>
</file>